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uk" fo:country="UA" fo:font-style="normal" style:text-underline-style="none" fo:font-weight="normal" officeooo:rsid="00125da0" officeooo:paragraph-rsid="004eef7d" style:font-size-asian="12pt" style:font-style-asian="normal" style:font-name-complex="Times New Roman1" style:font-size-complex="12pt" style:font-style-complex="normal"/>
    </style:style>
    <style:style style:name="P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7957in"/>
        </style:tab-stops>
      </style:paragraph-properties>
      <style:text-properties style:font-name="Times New Roman" fo:font-size="12pt" officeooo:paragraph-rsid="0051a94f" style:font-size-asian="12pt" style:font-size-complex="12pt"/>
    </style:style>
    <style:style style:name="P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paragraph-rsid="005acf9b" style:font-size-asian="12pt" style:font-size-complex="12pt"/>
    </style:style>
    <style:style style:name="P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officeooo:rsid="0015a3a6" officeooo:paragraph-rsid="005acf9b" style:font-size-asian="12pt" style:font-size-complex="12pt"/>
    </style:style>
    <style:style style:name="P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7957in"/>
        </style:tab-stops>
      </style:paragraph-properties>
      <style:text-properties style:font-name="Times New Roman" fo:font-size="12pt" fo:language="uk" fo:country="UA" style:text-underline-style="none" officeooo:paragraph-rsid="0051a94f" style:font-size-asian="12pt" style:font-name-complex="Times New Roman" style:font-size-complex="12pt" style:language-complex="ar" style:country-complex="SA"/>
    </style:style>
    <style:style style:name="P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086bd" officeooo:paragraph-rsid="005acf9b" style:font-size-asian="12pt" style:font-name-complex="Times New Roman1" style:font-size-complex="12pt"/>
    </style:style>
    <style:style style:name="P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22176e" officeooo:paragraph-rsid="005acf9b" style:font-size-asian="12pt" style:font-name-complex="Times New Roman1" style:font-size-complex="12pt"/>
    </style:style>
    <style:style style:name="P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font-name="Times New Roman" fo:font-size="12pt" fo:language="uk" fo:country="UA" officeooo:rsid="0015a3a6" officeooo:paragraph-rsid="00632d09" style:font-size-asian="12pt" style:font-size-complex="12pt"/>
    </style:style>
    <style:style style:name="P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0e85" officeooo:paragraph-rsid="00537b1a" style:font-name-asian="Symbol1" style:font-size-asian="12pt" style:font-name-complex="Times New Roman" style:font-size-complex="12pt" style:language-complex="ar" style:country-complex="SA"/>
    </style:style>
    <style:style style:name="P1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51adc" style:font-name-asian="Symbol1" style:font-size-asian="12pt" style:font-name-complex="Times New Roman" style:font-size-complex="12pt" style:language-complex="ar" style:country-complex="SA"/>
    </style:style>
    <style:style style:name="P1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d4442" style:font-name-asian="Symbol1" style:font-size-asian="12pt" style:font-name-complex="Times New Roman" style:font-size-complex="12pt" style:language-complex="ar" style:country-complex="SA"/>
    </style:style>
    <style:style style:name="P1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acf9b" style:font-name-asian="Symbol1" style:font-size-asian="12pt" style:font-name-complex="Times New Roman" style:font-size-complex="12pt" style:language-complex="ar" style:country-complex="SA"/>
    </style:style>
    <style:style style:name="P1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55076" style:font-name-asian="Symbol1" style:font-size-asian="12pt" style:font-name-complex="Times New Roman" style:font-size-complex="12pt" style:language-complex="ar" style:country-complex="SA"/>
    </style:style>
    <style:style style:name="P1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d98ec" style:font-name-asian="Symbol1" style:font-size-asian="12pt" style:font-name-complex="Times New Roman" style:font-size-complex="12pt" style:language-complex="ar" style:country-complex="SA"/>
    </style:style>
    <style:style style:name="P1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64429" style:font-name-asian="Symbol1" style:font-size-asian="12pt" style:font-name-complex="Times New Roman" style:font-size-complex="12pt" style:language-complex="ar" style:country-complex="SA"/>
    </style:style>
    <style:style style:name="P1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7263a" style:font-name-asian="Symbol1" style:font-size-asian="12pt" style:font-name-complex="Times New Roman" style:font-size-complex="12pt" style:language-complex="ar" style:country-complex="SA"/>
    </style:style>
    <style:style style:name="P1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912c4" style:font-name-asian="Symbol1" style:font-size-asian="12pt" style:font-name-complex="Times New Roman" style:font-size-complex="12pt" style:language-complex="ar" style:country-complex="SA"/>
    </style:style>
    <style:style style:name="P1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f0aa5" style:font-name-asian="Symbol1" style:font-size-asian="12pt" style:font-name-complex="Times New Roman" style:font-size-complex="12pt" style:language-complex="ar" style:country-complex="SA"/>
    </style:style>
    <style:style style:name="P1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fc4f7" style:font-name-asian="Symbol1" style:font-size-asian="12pt" style:font-name-complex="Times New Roman" style:font-size-complex="12pt" style:language-complex="ar" style:country-complex="SA"/>
    </style:style>
    <style:style style:name="P2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19b79" style:font-name-asian="Symbol1" style:font-size-asian="12pt" style:font-name-complex="Times New Roman" style:font-size-complex="12pt" style:language-complex="ar" style:country-complex="SA"/>
    </style:style>
    <style:style style:name="P2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5ffb5f" style:font-name-asian="Symbol1" style:font-size-asian="12pt" style:font-name-complex="Times New Roman" style:font-size-complex="12pt" style:language-complex="ar" style:country-complex="SA"/>
    </style:style>
    <style:style style:name="P2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32d09" style:font-name-asian="Symbol1" style:font-size-asian="12pt" style:font-name-complex="Times New Roman" style:font-size-complex="12pt" style:language-complex="ar" style:country-complex="SA"/>
    </style:style>
    <style:style style:name="P2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430a4" style:font-name-asian="Symbol1" style:font-size-asian="12pt" style:font-name-complex="Times New Roman" style:font-size-complex="12pt" style:language-complex="ar" style:country-complex="SA"/>
    </style:style>
    <style:style style:name="P2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32d09" style:font-name-asian="Symbol1" style:font-size-asian="12pt" style:font-name-complex="Times New Roman" style:font-size-complex="12pt" style:language-complex="ar" style:country-complex="SA"/>
    </style:style>
    <style:style style:name="P2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26e28c" officeooo:paragraph-rsid="00647688" style:font-name-asian="Symbol1" style:font-size-asian="12pt" style:font-name-complex="Times New Roman1" style:font-size-complex="12pt" style:language-complex="ar" style:country-complex="SA"/>
    </style:style>
    <style:style style:name="P2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acf9b" style:font-name-asian="Symbol1" style:font-size-asian="12pt" style:font-name-complex="Times New Roman" style:font-size-complex="12pt" style:language-complex="ar" style:country-complex="SA"/>
    </style:style>
    <style:style style:name="P2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5912c4" style:font-name-asian="Symbol1" style:font-size-asian="12pt" style:font-name-complex="Times New Roman" style:font-size-complex="12pt" style:language-complex="ar" style:country-complex="SA"/>
    </style:style>
    <style:style style:name="P2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15a3a6" officeooo:paragraph-rsid="00632d09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319in"/>
        </style:tab-stops>
      </style:paragraph-properties>
      <style:text-properties style:use-window-font-color="true" style:text-position="0% 100%" style:font-name="Times New Roman" fo:font-size="12pt" fo:language="uk" fo:country="UA" officeooo:rsid="00239ad5" officeooo:paragraph-rsid="005acf9b" style:font-name-asian="Symbol1" style:font-size-asian="12pt" style:font-name-complex="Times New Roman1" style:font-size-complex="12pt" style:language-complex="ar" style:country-complex="SA"/>
    </style:style>
    <style:style style:name="P3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4pt" fo:language="uk" fo:country="UA" style:text-underline-style="none" officeooo:rsid="0015a3a6" officeooo:paragraph-rsid="00647688" style:font-name-asian="Symbol1" style:font-size-asian="14pt" style:font-name-complex="Times New Roman" style:font-size-complex="12pt" style:language-complex="ar" style:country-complex="SA"/>
    </style:style>
    <style:style style:name="P3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551adc" style:font-size-asian="12pt" style:font-size-complex="12pt"/>
    </style:style>
    <style:style style:name="P3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5d4442" style:font-size-asian="12pt" style:font-size-complex="12pt"/>
    </style:style>
    <style:style style:name="P33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5acf9b" style:font-size-asian="12pt" style:font-size-complex="12pt"/>
    </style:style>
    <style:style style:name="P34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5d98ec" style:font-size-asian="12pt" style:font-size-complex="12pt"/>
    </style:style>
    <style:style style:name="P35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57263a" style:font-size-asian="12pt" style:font-size-complex="12pt"/>
    </style:style>
    <style:style style:name="P36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5912c4" style:font-size-asian="12pt" style:font-size-complex="12pt"/>
    </style:style>
    <style:style style:name="P37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5f0aa5" style:font-size-asian="12pt" style:font-size-complex="12pt"/>
    </style:style>
    <style:style style:name="P38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5fc4f7" style:font-size-asian="12pt" style:font-size-complex="12pt"/>
    </style:style>
    <style:style style:name="P39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61ec6b" style:font-size-asian="12pt" style:font-size-complex="12pt"/>
    </style:style>
    <style:style style:name="P40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6430a4" style:font-size-asian="12pt" style:font-size-complex="12pt"/>
    </style:style>
    <style:style style:name="P41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text-position="0% 100%" style:font-name="Times New Roman" fo:font-size="12pt" officeooo:paragraph-rsid="00647688" style:font-size-asian="12pt" style:font-size-complex="12pt"/>
    </style:style>
    <style:style style:name="P42" style:family="paragraph" style:parent-style-name="List_20_Paragraph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language="uk" fo:country="UA" fo:font-style="normal" style:text-underline-style="none" fo:font-weight="normal" officeooo:rsid="00631629" officeooo:paragraph-rsid="0061ec6b" style:font-name-asian="Symbol1" style:font-size-asian="12pt" style:font-style-asian="normal" style:font-name-complex="Times New Roman" style:font-size-complex="12pt" style:language-complex="ar" style:country-complex="SA" style:font-style-complex="normal" loext:padding="0in" loext:border="none"/>
    </style:style>
    <style:style style:name="P43" style:family="paragraph" style:parent-style-name="Standard" style:master-page-name="Standard">
      <style:paragraph-properties fo:margin-left="0in" fo:margin-right="0in" fo:text-align="justify" style:justify-single-word="false" fo:text-indent="0in" style:auto-text-indent="false" style:page-number="auto"/>
      <style:text-properties style:font-name="Times New Roman" fo:font-size="12pt" fo:language="uk" fo:country="UA" style:text-underline-style="none" officeooo:paragraph-rsid="004c6cab" style:font-size-asian="12pt" style:font-name-complex="Times New Roman" style:font-size-complex="12pt" style:language-complex="ar" style:country-complex="SA"/>
    </style:style>
    <style:style style:name="P44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fo:font-style="normal" officeooo:paragraph-rsid="004eef7d" style:font-size-asian="12pt" style:font-style-asian="normal" style:font-size-complex="12pt" style:font-style-complex="normal"/>
    </style:style>
    <style:style style:name="P45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style:text-underline-style="none" officeooo:paragraph-rsid="004eef7d" style:font-size-asian="12pt" style:font-size-complex="12pt" style:language-complex="ar" style:country-complex="SA"/>
    </style:style>
    <style:style style:name="P46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fo:language="uk" fo:country="UA" style:text-underline-style="none" officeooo:paragraph-rsid="004c6cab" style:font-size-asian="12pt" style:font-name-complex="Times New Roman" style:font-size-complex="12pt" style:language-complex="ar" style:country-complex="SA"/>
    </style:style>
    <style:style style:name="P47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4fbc61" style:font-size-asian="12pt" style:font-name-complex="Times New Roman1" style:font-size-complex="12pt"/>
    </style:style>
    <style:style style:name="P48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/>
      <style:text-properties fo:font-variant="normal" fo:text-transform="none" fo:color="#000000" style:font-name="Times New Roman" fo:font-size="12pt" fo:letter-spacing="normal" fo:language="uk" fo:country="UA" fo:font-style="normal" style:text-underline-style="none" fo:font-weight="normal" officeooo:rsid="00125da0" officeooo:paragraph-rsid="004eef7d" style:font-size-asian="12pt" style:font-style-asian="italic" style:font-name-complex="Times New Roman1" style:font-size-complex="12pt" style:language-complex="ar" style:country-complex="SA"/>
    </style:style>
    <style:style style:name="P49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language="uk" fo:country="UA" fo:font-style="normal" style:text-underline-style="none" fo:font-weight="normal" officeooo:rsid="00121e03" officeooo:paragraph-rsid="005d2761" style:font-size-asian="12pt" style:font-style-asian="italic" style:font-name-complex="Times New Roman" style:font-size-complex="12pt" style:language-complex="ar" style:country-complex="SA"/>
    </style:style>
    <style:style style:name="P5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1.0984in"/>
        </style:tab-stops>
      </style:paragraph-properties>
      <style:text-properties style:text-line-through-style="none" style:text-line-through-type="none" style:font-name="Times New Roman" fo:font-size="12pt" fo:language="uk" fo:country="UA" style:text-underline-style="none" officeooo:paragraph-rsid="005d2761" style:font-size-asian="12pt" style:font-name-complex="Times New Roman1" style:font-size-complex="12pt" style:language-complex="ar" style:country-complex="SA"/>
    </style:style>
    <style:style style:name="P51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fo:background-color="transparent" style:writing-mode="lr-tb">
        <style:tab-stops>
          <style:tab-stop style:position="0.9728in"/>
          <style:tab-stop style:position="0.9736in"/>
        </style:tab-stops>
      </style:paragraph-properties>
      <style:text-properties style:use-window-font-color="true" style:text-position="0% 100%" style:font-name="Times New Roman" fo:font-size="12pt" fo:language="uk" fo:country="UA" style:text-underline-style="none" officeooo:rsid="0015a3a6" officeooo:paragraph-rsid="006098c8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use-window-font-color="true" style:text-position="sub 58%" fo:language="uk" fo:country="UA" style:text-underline-style="none" officeooo:rsid="0015a3a6" style:font-name-asian="Symbol1" style:font-name-complex="Times New Roman" style:language-complex="ar" style:country-complex="SA"/>
    </style:style>
    <style:style style:name="T2" style:family="text">
      <style:text-properties style:use-window-font-color="true" style:text-position="sub 58%" fo:language="uk" fo:country="UA" style:text-underline-style="none" officeooo:rsid="00631629" style:font-name-asian="Symbol1" style:font-name-complex="Times New Roman" style:language-complex="ar" style:country-complex="SA"/>
    </style:style>
    <style:style style:name="T3" style:family="text">
      <style:text-properties style:use-window-font-color="true" style:text-position="super 58%" fo:language="uk" fo:country="UA" style:text-underline-style="none" officeooo:rsid="0015a3a6" style:font-name-asian="Symbol1" style:font-name-complex="Times New Roman" style:language-complex="ar" style:country-complex="SA"/>
    </style:style>
    <style:style style:name="T4" style:family="text">
      <style:text-properties style:use-window-font-color="true" style:text-position="super 58%" fo:language="uk" fo:country="UA" style:text-underline-style="none" officeooo:rsid="00557f9b" style:font-name-asian="Symbol1" style:font-name-complex="Times New Roman" style:language-complex="ar" style:country-complex="SA"/>
    </style:style>
    <style:style style:name="T5" style:family="text">
      <style:text-properties style:use-window-font-color="true" style:text-position="super 58%" fo:language="uk" fo:country="UA" style:text-underline-style="none" officeooo:rsid="00631629" style:font-name-asian="Symbol1" style:font-name-complex="Times New Roman" style:language-complex="ar" style:country-complex="SA"/>
    </style:style>
    <style:style style:name="T6" style:family="text">
      <style:text-properties style:use-window-font-color="true" style:text-position="super 58%" fo:font-size="14pt" fo:language="uk" fo:country="UA" fo:font-style="normal" style:text-underline-style="none" officeooo:rsid="00748223" style:font-name-asian="Symbol1" style:font-size-asian="14pt" style:font-style-asian="normal" style:font-name-complex="Times New Roman" style:language-complex="ar" style:country-complex="SA" style:font-style-complex="normal"/>
    </style:style>
    <style:style style:name="T7" style:family="text">
      <style:text-properties style:use-window-font-color="true" fo:language="uk" fo:country="UA" style:text-underline-style="none" officeooo:rsid="0015a3a6" style:font-name-asian="Symbol1" style:font-name-complex="Times New Roman" style:language-complex="ar" style:country-complex="SA"/>
    </style:style>
    <style:style style:name="T8" style:family="text">
      <style:text-properties style:use-window-font-color="true" fo:language="uk" fo:country="UA" style:text-underline-style="none" officeooo:rsid="00551adc" style:font-name-asian="Symbol1" style:font-name-complex="Times New Roman" style:language-complex="ar" style:country-complex="SA"/>
    </style:style>
    <style:style style:name="T9" style:family="text">
      <style:text-properties style:use-window-font-color="true" fo:language="uk" fo:country="UA" style:text-underline-style="none" officeooo:rsid="0056f2d7" style:font-name-asian="Symbol1" style:font-name-complex="Times New Roman" style:language-complex="ar" style:country-complex="SA"/>
    </style:style>
    <style:style style:name="T10" style:family="text">
      <style:text-properties style:use-window-font-color="true" fo:language="uk" fo:country="UA" style:text-underline-style="none" officeooo:rsid="00555076" style:font-name-asian="Symbol1" style:font-name-complex="Times New Roman" style:language-complex="ar" style:country-complex="SA"/>
    </style:style>
    <style:style style:name="T11" style:family="text">
      <style:text-properties style:use-window-font-color="true" fo:language="uk" fo:country="UA" style:text-underline-style="none" officeooo:rsid="00563c6c" style:font-name-asian="Symbol1" style:font-name-complex="Times New Roman" style:language-complex="ar" style:country-complex="SA"/>
    </style:style>
    <style:style style:name="T12" style:family="text">
      <style:text-properties style:use-window-font-color="true" fo:language="uk" fo:country="UA" style:text-underline-style="none" officeooo:rsid="00564429" style:font-name-asian="Symbol1" style:font-name-complex="Times New Roman" style:language-complex="ar" style:country-complex="SA"/>
    </style:style>
    <style:style style:name="T13" style:family="text">
      <style:text-properties style:use-window-font-color="true" fo:language="uk" fo:country="UA" style:text-underline-style="none" officeooo:rsid="00555d4e" style:font-name-asian="Symbol1" style:font-name-complex="Times New Roman" style:language-complex="ar" style:country-complex="SA"/>
    </style:style>
    <style:style style:name="T14" style:family="text">
      <style:text-properties style:use-window-font-color="true" fo:language="uk" fo:country="UA" style:text-underline-style="none" officeooo:rsid="0057263a" style:font-name-asian="Symbol1" style:font-name-complex="Times New Roman" style:language-complex="ar" style:country-complex="SA"/>
    </style:style>
    <style:style style:name="T15" style:family="text">
      <style:text-properties style:use-window-font-color="true" fo:language="uk" fo:country="UA" style:text-underline-style="none" officeooo:rsid="0058cacc" style:font-name-asian="Symbol1" style:font-name-complex="Times New Roman" style:language-complex="ar" style:country-complex="SA"/>
    </style:style>
    <style:style style:name="T16" style:family="text">
      <style:text-properties style:use-window-font-color="true" fo:language="uk" fo:country="UA" style:text-underline-style="none" officeooo:rsid="005698f1" style:font-name-asian="Symbol1" style:font-name-complex="Times New Roman" style:language-complex="ar" style:country-complex="SA"/>
    </style:style>
    <style:style style:name="T17" style:family="text">
      <style:text-properties style:use-window-font-color="true" fo:language="uk" fo:country="UA" style:text-underline-style="none" officeooo:rsid="0059b163" style:font-name-asian="Symbol1" style:font-name-complex="Times New Roman" style:language-complex="ar" style:country-complex="SA"/>
    </style:style>
    <style:style style:name="T18" style:family="text">
      <style:text-properties style:use-window-font-color="true" fo:language="uk" fo:country="UA" style:text-underline-style="none" officeooo:rsid="005912c4" style:font-name-asian="Symbol1" style:font-name-complex="Times New Roman" style:language-complex="ar" style:country-complex="SA"/>
    </style:style>
    <style:style style:name="T19" style:family="text">
      <style:text-properties style:use-window-font-color="true" fo:language="uk" fo:country="UA" style:text-underline-style="none" officeooo:rsid="00589ce6" style:font-name-asian="Symbol1" style:font-name-complex="Times New Roman" style:language-complex="ar" style:country-complex="SA"/>
    </style:style>
    <style:style style:name="T20" style:family="text">
      <style:text-properties style:use-window-font-color="true" fo:language="uk" fo:country="UA" style:text-underline-style="none" officeooo:rsid="005acf9b" style:font-name-asian="Symbol1" style:font-name-complex="Times New Roman" style:language-complex="ar" style:country-complex="SA"/>
    </style:style>
    <style:style style:name="T21" style:family="text">
      <style:text-properties style:use-window-font-color="true" fo:language="uk" fo:country="UA" style:text-underline-style="none" officeooo:rsid="005c9de9" style:font-name-asian="Symbol1" style:font-name-complex="Times New Roman" style:language-complex="ar" style:country-complex="SA"/>
    </style:style>
    <style:style style:name="T22" style:family="text">
      <style:text-properties style:use-window-font-color="true" fo:language="uk" fo:country="UA" style:text-underline-style="none" officeooo:rsid="00604bfc" style:font-name-asian="Symbol1" style:font-name-complex="Times New Roman" style:language-complex="ar" style:country-complex="SA"/>
    </style:style>
    <style:style style:name="T23" style:family="text">
      <style:text-properties style:use-window-font-color="true" fo:language="uk" fo:country="UA" style:text-underline-style="none" officeooo:rsid="0065921e" style:font-name-asian="Symbol1" style:font-name-complex="Times New Roman" style:language-complex="ar" style:country-complex="SA"/>
    </style:style>
    <style:style style:name="T24" style:family="text">
      <style:text-properties style:use-window-font-color="true" fo:language="uk" fo:country="UA" style:text-underline-style="none" officeooo:rsid="00611294" style:font-name-asian="Symbol1" style:font-name-complex="Times New Roman" style:language-complex="ar" style:country-complex="SA"/>
    </style:style>
    <style:style style:name="T25" style:family="text">
      <style:text-properties style:use-window-font-color="true" fo:language="uk" fo:country="UA" style:text-underline-style="none" officeooo:rsid="005f0aa5" style:font-name-asian="Symbol1" style:font-name-complex="Times New Roman" style:language-complex="ar" style:country-complex="SA"/>
    </style:style>
    <style:style style:name="T26" style:family="text">
      <style:text-properties style:use-window-font-color="true" fo:language="uk" fo:country="UA" style:text-underline-style="none" officeooo:rsid="00682912" style:font-name-asian="Symbol1" style:font-name-complex="Times New Roman" style:language-complex="ar" style:country-complex="SA"/>
    </style:style>
    <style:style style:name="T27" style:family="text">
      <style:text-properties style:use-window-font-color="true" fo:language="uk" fo:country="UA" style:text-underline-style="none" officeooo:rsid="006891ac" style:font-name-asian="Symbol1" style:font-name-complex="Times New Roman" style:language-complex="ar" style:country-complex="SA"/>
    </style:style>
    <style:style style:name="T28" style:family="text">
      <style:text-properties style:use-window-font-color="true" fo:language="uk" fo:country="UA" style:text-underline-style="none" officeooo:rsid="00631629" style:font-name-asian="Symbol1" style:font-name-complex="Times New Roman" style:language-complex="ar" style:country-complex="SA"/>
    </style:style>
    <style:style style:name="T29" style:family="text">
      <style:text-properties style:use-window-font-color="true" fo:language="uk" fo:country="UA" style:text-underline-style="none" officeooo:rsid="00702cc8" style:font-name-asian="Symbol1" style:font-name-complex="Times New Roman" style:language-complex="ar" style:country-complex="SA"/>
    </style:style>
    <style:style style:name="T30" style:family="text">
      <style:text-properties style:use-window-font-color="true" fo:language="uk" fo:country="UA" style:text-underline-style="none" officeooo:rsid="006ab06e" style:font-name-asian="Symbol1" style:font-name-complex="Times New Roman" style:language-complex="ar" style:country-complex="SA"/>
    </style:style>
    <style:style style:name="T31" style:family="text">
      <style:text-properties style:use-window-font-color="true" fo:language="uk" fo:country="UA" style:text-underline-style="none" officeooo:rsid="0051a94f" style:font-name-asian="Calibri" style:font-name-complex="Times New Roman" style:language-complex="ar" style:country-complex="SA"/>
    </style:style>
    <style:style style:name="T32" style:family="text">
      <style:text-properties style:use-window-font-color="true" fo:language="uk" fo:country="UA" officeooo:rsid="005acf9b" style:font-name-asian="Calibri" style:font-name-complex="Times New Roman1" style:language-complex="ar" style:country-complex="SA"/>
    </style:style>
    <style:style style:name="T33" style:family="text">
      <style:text-properties style:use-window-font-color="true" fo:language="uk" fo:country="UA" officeooo:rsid="0059c8a3" style:font-name-asian="Calibri" style:font-name-complex="Times New Roman1" style:language-complex="ar" style:country-complex="SA"/>
    </style:style>
    <style:style style:name="T34" style:family="text">
      <style:text-properties style:use-window-font-color="true" fo:language="uk" fo:country="UA" fo:font-style="normal" style:text-underline-style="none" officeooo:rsid="0072ad5d" style:font-name-asian="Symbol1" style:font-size-asian="10.5pt" style:font-style-asian="normal" style:font-name-complex="Times New Roman" style:language-complex="ar" style:country-complex="SA" style:font-style-complex="normal"/>
    </style:style>
    <style:style style:name="T35" style:family="text">
      <style:text-properties style:use-window-font-color="true" style:text-line-through-style="none" style:text-line-through-type="none" fo:language="uk" fo:country="UA" style:text-underline-style="none" officeooo:rsid="0065921e" style:font-name-asian="Symbol1" style:font-name-complex="Times New Roman" style:language-complex="ar" style:country-complex="SA"/>
    </style:style>
    <style:style style:name="T36" style:family="text">
      <style:text-properties style:use-window-font-color="true" style:text-position="0% 100%" style:font-name-asian="Symbol1" style:font-name-complex="Times New Roman" style:language-complex="ar" style:country-complex="SA"/>
    </style:style>
    <style:style style:name="T37" style:family="text">
      <style:text-properties style:use-window-font-color="true" style:text-position="0% 100%" officeooo:rsid="00702cc8" style:font-name-asian="Symbol1" style:font-name-complex="Times New Roman" style:language-complex="ar" style:country-complex="SA"/>
    </style:style>
    <style:style style:name="T38" style:family="text">
      <style:text-properties style:use-window-font-color="true" style:text-position="0% 100%" style:text-underline-style="none" style:font-name-asian="Symbol1" style:font-name-complex="Times New Roman" style:language-complex="ar" style:country-complex="SA"/>
    </style:style>
    <style:style style:name="T39" style:family="text">
      <style:text-properties style:use-window-font-color="true" style:text-position="0% 100%" style:text-underline-style="none" officeooo:rsid="006ab06e" style:font-name-asian="Symbol1" style:font-name-complex="Times New Roman" style:language-complex="ar" style:country-complex="SA"/>
    </style:style>
    <style:style style:name="T40" style:family="text">
      <style:text-properties style:use-window-font-color="true" fo:font-size="14pt" fo:language="uk" fo:country="UA" style:text-underline-style="none" officeooo:rsid="0015a3a6" style:font-name-asian="Symbol1" style:font-size-asian="14pt" style:font-name-complex="Times New Roman" style:language-complex="ar" style:country-complex="SA"/>
    </style:style>
    <style:style style:name="T41" style:family="text">
      <style:text-properties style:use-window-font-color="true" fo:font-size="14pt" fo:language="uk" fo:country="UA" fo:font-style="italic" style:text-underline-style="none" officeooo:rsid="0015a3a6" style:font-name-asian="Symbol1" style:font-size-asian="14pt" style:font-style-asian="italic" style:font-name-complex="Times New Roman" style:language-complex="ar" style:country-complex="SA"/>
    </style:style>
    <style:style style:name="T42" style:family="text">
      <style:text-properties style:use-window-font-color="true" fo:font-size="14pt" fo:language="uk" fo:country="UA" fo:font-style="italic" style:text-underline-style="none" officeooo:rsid="0015a3a6" style:font-name-asian="Symbol1" style:font-size-asian="14pt" style:font-style-asian="italic" style:font-name-complex="Times New Roman" style:language-complex="ar" style:country-complex="SA" style:font-style-complex="normal"/>
    </style:style>
    <style:style style:name="T43" style:family="text">
      <style:text-properties style:use-window-font-color="true" fo:font-size="14pt" fo:language="uk" fo:country="UA" fo:font-style="italic" style:text-underline-style="none" officeooo:rsid="0072ad5d" style:font-name-asian="Symbol1" style:font-size-asian="14pt" style:font-style-asian="italic" style:font-name-complex="Times New Roman" style:language-complex="ar" style:country-complex="SA" style:font-style-complex="normal"/>
    </style:style>
    <style:style style:name="T44" style:family="text">
      <style:text-properties style:use-window-font-color="true" fo:font-size="14pt" fo:language="uk" fo:country="UA" fo:font-style="normal" style:text-underline-style="none" officeooo:rsid="00748223" style:font-name-asian="Symbol1" style:font-size-asian="14pt" style:font-style-asian="normal" style:font-name-complex="Times New Roman" style:language-complex="ar" style:country-complex="SA" style:font-style-complex="normal"/>
    </style:style>
    <style:style style:name="T45" style:family="text">
      <style:text-properties style:use-window-font-color="true" fo:font-size="14pt" fo:language="uk" fo:country="UA" fo:font-style="normal" style:text-underline-style="none" officeooo:rsid="0015a3a6" style:font-name-asian="Symbol1" style:font-size-asian="14pt" style:font-style-asian="normal" style:font-name-complex="Times New Roman" style:language-complex="ar" style:country-complex="SA" style:font-style-complex="normal"/>
    </style:style>
    <style:style style:name="T46" style:family="text">
      <style:text-properties style:use-window-font-color="true" fo:font-size="14pt" fo:language="uk" fo:country="UA" fo:font-style="normal" style:text-underline-style="none" officeooo:rsid="0072ad5d" style:font-name-asian="Symbol1" style:font-size-asian="14pt" style:font-style-asian="normal" style:font-name-complex="Times New Roman" style:language-complex="ar" style:country-complex="SA" style:font-style-complex="normal"/>
    </style:style>
    <style:style style:name="T47" style:family="text">
      <style:text-properties style:use-window-font-color="true" style:text-position="-13% 100%" fo:font-size="8pt" fo:language="uk" fo:country="UA" fo:font-style="italic" style:text-underline-style="none" officeooo:rsid="0015a3a6" style:font-name-asian="Symbol1" style:font-size-asian="8pt" style:font-style-asian="italic" style:font-name-complex="Times New Roman" style:language-complex="ar" style:country-complex="SA"/>
    </style:style>
    <style:style style:name="T48" style:family="text">
      <style:text-properties style:use-window-font-color="true" style:text-position="-13% 100%" fo:font-size="8pt" fo:language="uk" fo:country="UA" fo:font-style="italic" style:text-underline-style="none" officeooo:rsid="0015a3a6" style:font-name-asian="Symbol1" style:font-size-asian="8pt" style:font-style-asian="italic" style:font-name-complex="Times New Roman" style:language-complex="ar" style:country-complex="SA" style:font-style-complex="normal"/>
    </style:style>
    <style:style style:name="T49" style:family="text">
      <style:text-properties style:use-window-font-color="true" style:text-position="-13% 100%" fo:font-size="8pt" fo:language="uk" fo:country="UA" style:text-underline-style="none" officeooo:rsid="0015a3a6" style:font-name-asian="Symbol1" style:font-size-asian="8pt" style:font-name-complex="Times New Roman" style:language-complex="ar" style:country-complex="SA"/>
    </style:style>
    <style:style style:name="T50" style:family="text">
      <style:text-properties style:use-window-font-color="true" style:text-position="-13% 100%" fo:font-size="8pt" fo:language="uk" fo:country="UA" fo:font-style="normal" style:text-underline-style="none" officeooo:rsid="0015a3a6" style:font-name-asian="Symbol1" style:font-size-asian="8pt" style:font-style-asian="normal" style:font-name-complex="Times New Roman" style:language-complex="ar" style:country-complex="SA" style:font-style-complex="normal"/>
    </style:style>
    <style:style style:name="T51" style:family="text">
      <style:text-properties style:use-window-font-color="true" style:text-position="-13% 100%" fo:font-size="8pt" fo:language="uk" fo:country="UA" fo:font-style="normal" style:text-underline-style="none" officeooo:rsid="0072ad5d" style:font-name-asian="Symbol1" style:font-size-asian="8pt" style:font-style-asian="normal" style:font-name-complex="Times New Roman" style:language-complex="ar" style:country-complex="SA" style:font-style-complex="normal"/>
    </style:style>
    <style:style style:name="T52" style:family="text">
      <style:text-properties fo:font-variant="normal" fo:text-transform="none" fo:color="#000000" fo:letter-spacing="normal" fo:language="uk" fo:country="UA" style:text-underline-style="none" fo:font-weight="normal" officeooo:rsid="00125da0" style:font-name-complex="Times New Roman1"/>
    </style:style>
    <style:style style:name="T53" style:family="text">
      <style:text-properties fo:font-variant="normal" fo:text-transform="none" fo:color="#000000" fo:letter-spacing="normal" fo:language="uk" fo:country="UA" style:text-underline-style="none" fo:font-weight="normal" officeooo:rsid="004eef7d" style:font-name-complex="Times New Roman1"/>
    </style:style>
    <style:style style:name="T54" style:family="text">
      <style:text-properties fo:font-variant="normal" fo:text-transform="none" fo:color="#000000" fo:letter-spacing="normal" fo:font-style="normal" fo:font-weight="normal" officeooo:rsid="00125da0" style:font-style-asian="italic" style:font-name-complex="Times New Roman1"/>
    </style:style>
    <style:style style:name="T55" style:family="text">
      <style:text-properties fo:font-variant="normal" fo:text-transform="none" fo:color="#000000" fo:letter-spacing="normal" fo:font-style="normal" fo:font-weight="normal" officeooo:rsid="000d634d" style:font-style-asian="italic" style:font-name-complex="Times New Roman1"/>
    </style:style>
    <style:style style:name="T56" style:family="text">
      <style:text-properties fo:font-variant="normal" fo:text-transform="none" fo:color="#000000" fo:letter-spacing="normal" fo:font-style="normal" fo:font-weight="normal" officeooo:rsid="004fbc61" style:font-style-asian="italic"/>
    </style:style>
    <style:style style:name="T57" style:family="text">
      <style:text-properties fo:font-variant="normal" fo:text-transform="none" fo:color="#000000" fo:letter-spacing="normal" fo:font-style="normal" fo:font-weight="normal" officeooo:rsid="00493da9" style:font-style-asian="italic"/>
    </style:style>
    <style:style style:name="T58" style:family="text">
      <style:text-properties fo:font-variant="normal" fo:text-transform="none" fo:color="#000000" fo:letter-spacing="normal" fo:font-style="normal" fo:font-weight="normal" officeooo:rsid="00502aa8" style:font-style-asian="italic"/>
    </style:style>
    <style:style style:name="T59" style:family="text">
      <style:text-properties fo:font-variant="normal" fo:text-transform="none" fo:color="#000000" fo:letter-spacing="normal" fo:font-style="normal" fo:font-weight="normal" officeooo:rsid="00121e03" style:font-style-asian="italic"/>
    </style:style>
    <style:style style:name="T60" style:family="text">
      <style:text-properties fo:font-variant="normal" fo:text-transform="none" fo:color="#000000" fo:letter-spacing="normal" fo:font-style="normal" fo:font-weight="normal" officeooo:rsid="00121e03" style:font-style-asian="italic" style:font-name-complex="Times New Roman"/>
    </style:style>
    <style:style style:name="T61" style:family="text">
      <style:text-properties fo:font-variant="normal" fo:text-transform="none" fo:color="#000000" fo:letter-spacing="normal" fo:font-style="normal" fo:font-weight="normal" officeooo:rsid="005bf5ee" style:font-style-asian="italic" style:font-name-complex="Times New Roman"/>
    </style:style>
    <style:style style:name="T62" style:family="text">
      <style:text-properties fo:font-variant="normal" fo:text-transform="none" fo:color="#000000" fo:letter-spacing="normal" fo:font-style="normal" fo:font-weight="normal" officeooo:rsid="005d2761" style:font-style-asian="italic" style:font-name-complex="Times New Roman"/>
    </style:style>
    <style:style style:name="T63" style:family="text">
      <style:text-properties fo:font-variant="normal" fo:text-transform="none" fo:color="#000000" style:text-position="sub 58%" fo:letter-spacing="normal" fo:font-style="normal" fo:font-weight="normal" officeooo:rsid="00502aa8" style:font-style-asian="italic"/>
    </style:style>
    <style:style style:name="T64" style:family="text">
      <style:text-properties fo:font-variant="normal" fo:text-transform="none" fo:color="#000000" style:text-position="super 58%" fo:letter-spacing="normal" fo:font-style="normal" fo:font-weight="normal" officeooo:rsid="00502aa8" style:font-style-asian="italic"/>
    </style:style>
    <style:style style:name="T65" style:family="text">
      <style:text-properties fo:font-variant="normal" fo:text-transform="none" fo:color="#000000" style:text-position="super 58%" fo:letter-spacing="normal" fo:font-style="normal" fo:font-weight="normal" officeooo:rsid="00493da9" style:font-style-asian="italic"/>
    </style:style>
    <style:style style:name="T66" style:family="text">
      <style:text-properties fo:font-variant="normal" fo:text-transform="none" style:text-line-through-style="none" style:text-line-through-type="none" fo:letter-spacing="normal" fo:font-style="normal" fo:font-weight="normal" officeooo:rsid="00239ad5" style:font-style-asian="normal" style:font-name-complex="Times New Roman1" style:font-style-complex="normal" loext:padding="0in" loext:border="none"/>
    </style:style>
    <style:style style:name="T67" style:family="text">
      <style:text-properties fo:font-variant="normal" fo:text-transform="none" style:text-line-through-style="none" style:text-line-through-type="none" fo:letter-spacing="normal" fo:font-style="normal" fo:font-weight="normal" officeooo:rsid="0072fe1e" style:font-style-asian="normal" style:font-name-complex="Times New Roman1" style:font-style-complex="normal" loext:padding="0in" loext:border="none"/>
    </style:style>
    <style:style style:name="T68" style:family="text">
      <style:text-properties fo:font-variant="normal" fo:text-transform="none" style:text-line-through-style="none" style:text-line-through-type="none" fo:letter-spacing="normal" fo:font-style="normal" fo:font-weight="normal" officeooo:rsid="00718843" style:font-style-asian="normal" style:font-name-complex="Times New Roman1" style:font-style-complex="normal" loext:padding="0in" loext:border="none"/>
    </style:style>
    <style:style style:name="T69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72fe1e" style:font-style-asian="normal" style:font-name-complex="Times New Roman1" style:font-style-complex="normal" loext:padding="0in" loext:border="none"/>
    </style:style>
    <style:style style:name="T70" style:family="text">
      <style:text-properties fo:font-variant="normal" fo:text-transform="none" style:text-line-through-style="none" style:text-line-through-type="none" style:text-position="super 58%" fo:letter-spacing="normal" fo:font-style="normal" fo:font-weight="normal" officeooo:rsid="00239ad5" style:font-style-asian="normal" style:font-name-complex="Times New Roman1" style:font-style-complex="normal" loext:padding="0in" loext:border="none"/>
    </style:style>
    <style:style style:name="T71" style:family="text">
      <style:text-properties fo:font-variant="normal" fo:text-transform="none" style:use-window-font-color="true" style:text-line-through-style="none" style:text-line-through-type="none" fo:letter-spacing="normal" fo:language="uk" fo:country="UA" fo:font-style="normal" style:text-underline-style="none" fo:font-weight="normal" officeooo:rsid="0015a3a6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2" style:family="text">
      <style:text-properties fo:font-variant="normal" fo:text-transform="none" style:use-window-font-color="true" style:text-line-through-style="none" style:text-line-through-type="none" fo:letter-spacing="normal" fo:language="uk" fo:country="UA" fo:font-style="normal" style:text-underline-style="none" fo:font-weight="normal" officeooo:rsid="006b2585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3" style:family="text">
      <style:text-properties fo:font-variant="normal" fo:text-transform="none" style:use-window-font-color="true" style:text-line-through-style="none" style:text-line-through-type="none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4" style:family="text">
      <style:text-properties fo:font-variant="normal" fo:text-transform="none" style:use-window-font-color="true" style:text-line-through-style="none" style:text-line-through-type="none" fo:letter-spacing="normal" fo:language="uk" fo:country="UA" fo:font-style="normal" style:text-underline-style="none" fo:font-weight="normal" officeooo:rsid="006904b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5" style:family="text">
      <style:text-properties fo:font-variant="normal" fo:text-transform="none" style:use-window-font-color="true" style:text-line-through-style="none" style:text-line-through-type="none" fo:letter-spacing="normal" fo:language="uk" fo:country="UA" fo:font-style="normal" style:text-underline-style="none" fo:font-weight="normal" officeooo:rsid="0068bc7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6" style:family="text">
      <style:text-properties fo:font-variant="normal" fo:text-transform="none" style:use-window-font-color="true" style:text-line-through-style="none" style:text-line-through-type="none" style:text-position="sub 58%" fo:letter-spacing="normal" fo:language="uk" fo:country="UA" fo:font-style="normal" style:text-underline-style="none" fo:font-weight="normal" officeooo:rsid="006904b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7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904bc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8" style:family="text">
      <style:text-properties fo:font-variant="normal" fo:text-transform="none" style:use-window-font-color="true" style:text-line-through-style="none" style:text-line-through-type="none" style:text-position="super 58%" fo:letter-spacing="normal" fo:language="uk" fo:country="UA" fo:font-style="normal" style:text-underline-style="none" fo:font-weight="normal" officeooo:rsid="006c3090" style:font-name-asian="Symbol1" style:font-style-asian="normal" style:font-name-complex="Times New Roman" style:language-complex="ar" style:country-complex="SA" style:font-style-complex="normal" loext:padding="0in" loext:border="none"/>
    </style:style>
    <style:style style:name="T79" style:family="text">
      <style:text-properties style:font-name-complex="Times New Roman"/>
    </style:style>
    <style:style style:name="T80" style:family="text">
      <style:text-properties officeooo:rsid="00366652"/>
    </style:style>
    <style:style style:name="T81" style:family="text">
      <style:text-properties fo:font-style="italic" style:font-style-asian="italic" style:font-name-complex="Times New Roman"/>
    </style:style>
    <style:style style:name="T82" style:family="text">
      <style:text-properties fo:language="uk" fo:country="UA" style:text-underline-style="none" style:font-name-complex="Times New Roman" style:language-complex="ar" style:country-complex="SA"/>
    </style:style>
    <style:style style:name="T83" style:family="text">
      <style:text-properties fo:language="uk" fo:country="UA" officeooo:rsid="002086bd" style:font-name-complex="Times New Roman1"/>
    </style:style>
    <style:style style:name="T84" style:family="text">
      <style:text-properties fo:language="uk" fo:country="UA" officeooo:rsid="005acf9b" style:font-name-complex="Times New Roman1"/>
    </style:style>
    <style:style style:name="T85" style:family="text">
      <style:text-properties fo:language="uk" fo:country="UA" officeooo:rsid="0022176e" style:font-name-complex="Times New Roman1"/>
    </style:style>
    <style:style style:name="T86" style:family="text">
      <style:text-properties fo:language="uk" fo:country="UA" officeooo:rsid="00239ad5" style:font-name-complex="Times New Roman1"/>
    </style:style>
    <style:style style:name="T87" style:family="text">
      <style:text-properties fo:language="uk" fo:country="UA" officeooo:rsid="005a3630" style:font-name-complex="Times New Roman1"/>
    </style:style>
    <style:style style:name="T88" style:family="text">
      <style:text-properties fo:language="uk" fo:country="UA" officeooo:rsid="0059c8a3" style:font-name-complex="Times New Roman1"/>
    </style:style>
    <style:style style:name="T89" style:family="text">
      <style:text-properties fo:language="uk" fo:country="UA" officeooo:rsid="0065a29b" style:font-name-complex="Times New Roman1"/>
    </style:style>
    <style:style style:name="T90" style:family="text">
      <style:text-properties fo:letter-spacing="-0.0016in" fo:language="uk" fo:country="UA" style:text-underline-style="none" style:font-name-complex="Times New Roman" style:language-complex="ar" style:country-complex="SA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Варіант №<text:span text:style-name="T80">7</text:span></text:p>
      <text:p text:style-name="P1"/>
      <text:list xml:id="list3633996219" text:style-name="L1">
        <text:list-item>
          <text:p text:style-name="P44"><text:span text:style-name="T52">Упорядковані k-вибірки з n-елементної множини, </text:span><text:span text:style-name="T53">де </text:span><text:span text:style-name="T52">не всі елементи беруть участь у виб</text:span><text:span text:style-name="T53">і</text:span><text:span text:style-name="T52">р</text:span><text:span text:style-name="T53">ц</text:span><text:span text:style-name="T52">і </text:span><text:span text:style-name="T53">лише </text:span><text:span text:style-name="T52">один раз, це:</text:span></text:p>
          <text:p text:style-name="P45"><text:span text:style-name="T54">А) комбінація; Б) розміщення; В) перестановка; Г) розміщення з повтореннями; Д) перестановка з повтореннями; </text:span><text:span text:style-name="T55">Е</text:span><text:span text:style-name="T54">) комбінація з повтореннями;</text:span></text:p>
          <text:p text:style-name="P48"/>
        </text:list-item>
        <text:list-item>
          <text:p text:style-name="P47">Виберіть правильну рівність:</text:p>
          <text:p text:style-name="P50"><text:span text:style-name="T56">А</text:span><text:span text:style-name="T57">) </text:span><text:span text:style-name="T58">А</text:span><text:span text:style-name="T63">5</text:span><text:span text:style-name="T64">2</text:span><text:span text:style-name="T59"> </text:span><text:span text:style-name="T58">= А</text:span><text:span text:style-name="T63">5</text:span><text:span text:style-name="T64">3</text:span><text:span text:style-name="T59">; </text:span><text:span text:style-name="T56">Б</text:span><text:span text:style-name="T59">) </text:span><text:span text:style-name="T58">С</text:span><text:span text:style-name="T63">6</text:span><text:span text:style-name="T64">1</text:span><text:span text:style-name="T59"> </text:span><text:span text:style-name="T58">= С</text:span><text:span text:style-name="T63">6</text:span><text:span text:style-name="T64">6</text:span><text:span text:style-name="T59">; </text:span><text:span text:style-name="T56">В</text:span><text:span text:style-name="T59">) </text:span><text:span text:style-name="T58">А</text:span><text:span text:style-name="T63">5</text:span><text:span text:style-name="T64">0</text:span><text:span text:style-name="T59"> </text:span><text:span text:style-name="T58">= А</text:span><text:span text:style-name="T63">5</text:span><text:span text:style-name="T64">5</text:span><text:span text:style-name="T59">; </text:span><text:span text:style-name="T56">Г</text:span><text:span text:style-name="T59">) </text:span><text:span text:style-name="T58">С</text:span><text:span text:style-name="T63">6</text:span><text:span text:style-name="T64">0</text:span><text:span text:style-name="T59"> </text:span><text:span text:style-name="T58">= С</text:span><text:span text:style-name="T63">6</text:span><text:span text:style-name="T64">6</text:span><text:span text:style-name="T59">; </text:span><text:span text:style-name="T56">Д</text:span><text:span text:style-name="T59">) </text:span><text:span text:style-name="T58">А</text:span><text:span text:style-name="T63">5</text:span><text:span text:style-name="T64">1</text:span><text:span text:style-name="T59"> </text:span><text:span text:style-name="T58">= А</text:span><text:span text:style-name="T63">5</text:span><text:span text:style-name="T65">5</text:span><text:span text:style-name="T59">; </text:span><text:span text:style-name="T56">Е</text:span><text:span text:style-name="T59">) </text:span><text:span text:style-name="T58">С</text:span><text:span text:style-name="T63">6</text:span><text:span text:style-name="T64">1</text:span><text:span text:style-name="T59"> </text:span><text:span text:style-name="T58">= С</text:span><text:span text:style-name="T63">6</text:span><text:span text:style-name="T64">5</text:span><text:span text:style-name="T59">; </text:span></text:p>
          <text:p text:style-name="P49"/>
        </text:list-item>
        <text:list-item>
          <text:p text:style-name="P50"><text:span text:style-name="T60">Яких п</text:span><text:span text:style-name="T61">ід</text:span><text:span text:style-name="T60">множин множини </text:span><text:span text:style-name="T62">C</text:span><text:span text:style-name="T60"> б</text:span><text:span text:style-name="T61">іл</text:span><text:span text:style-name="T60">ьше: тих, що м</text:span><text:span text:style-name="T61">і</text:span><text:span text:style-name="T60">стять елемент </text:span><text:span text:style-name="T62">c</text:span><text:span text:style-name="T60">, чи тих, що не </text:span><text:span text:style-name="T61">мі</text:span><text:span text:style-name="T60">стять елемента </text:span><text:span text:style-name="T62">c</text:span><text:span text:style-name="T60">?</text:span></text:p>
          <text:p text:style-name="P48"/>
        </text:list-item>
        <text:list-item>
          <text:p text:style-name="P45"><text:span text:style-name="T79">Нехай з пункту </text:span><text:span text:style-name="T81">А </text:span><text:span text:style-name="T79">до пункту </text:span><text:span text:style-name="T81">В </text:span><text:span text:style-name="T79">веде </text:span><text:span text:style-name="T81">l </text:span><text:span text:style-name="T79">доріг, з пункту </text:span><text:span text:style-name="T81">А </text:span><text:span text:style-name="T79">до </text:span><text:span text:style-name="T81">С </text:span><text:span text:style-name="T79">– </text:span><text:span text:style-name="T81">n </text:span><text:span text:style-name="T79">доріг, з </text:span><text:span text:style-name="T81">С </text:span><text:span text:style-name="T79">до </text:span><text:span text:style-name="T81">D </text:span><text:span text:style-name="T79">– </text:span><text:span text:style-name="T81">m </text:span><text:span text:style-name="T79">доріг, з </text:span><text:span text:style-name="T81">В </text:span><text:span text:style-name="T79">до </text:span><text:span text:style-name="T81">D </text:span><text:span text:style-name="T79">– </text:span><text:span text:style-name="T81">k </text:span><text:span text:style-name="T79">доріг. Пункти </text:span><text:span text:style-name="T81">В </text:span><text:span text:style-name="T79">і </text:span><text:span text:style-name="T81">С </text:span><text:span text:style-name="T79">між собою дорогами не сполучені. Скількома дорогами можна попасти з </text:span><text:span text:style-name="T81">А </text:span><text:span text:style-name="T79">до </text:span><text:span text:style-name="T81">D</text:span><text:span text:style-name="T79">?</text:span></text:p>
          <text:p text:style-name="P46"/>
        </text:list-item>
        <text:list-item>
          <text:p text:style-name="P2"><text:span text:style-name="T82">Скільки прямих можна провести через </text:span><text:span text:style-name="T31">десять</text:span><text:span text:style-name="T82"> точок, з яких ніякі три не лежать на одній</text:span><text:span text:style-name="T90"> </text:span><text:span text:style-name="T82">прямій?</text:span></text:p>
          <text:p text:style-name="P5"/>
        </text:list-item>
        <text:list-item>
          <text:p text:style-name="P9">У ліфт 12-поверхового будинку зайшло на першому поверсі 10 чоловік. Скількома способами вони можуть вийти з ліфта?</text:p>
          <text:p text:style-name="P9"/>
        </text:list-item>
        <text:list-item>
          <text:p text:style-name="P31"><text:span text:style-name="T7">Нехай n = p</text:span><text:span text:style-name="T1">1</text:span><text:span text:style-name="T3">α</text:span><text:span text:style-name="T4">1</text:span><text:span text:style-name="T7"> ⋅ p</text:span><text:span text:style-name="T1">2</text:span><text:span text:style-name="T3">α</text:span><text:span text:style-name="T4">2</text:span><text:span text:style-name="T7"> ⋅ ... ⋅ p</text:span><text:span text:style-name="T1">r</text:span><text:span text:style-name="T3">αr</text:span><text:span text:style-name="T7"> - розклад числа n на прості множники. Знайти кількість всіх натуральних дільників числа n. </text:span></text:p>
          <text:p text:style-name="P10"/>
        </text:list-item>
        <text:list-item>
          <text:p text:style-name="P32"><text:span text:style-name="T7">Скількома способами можна розташувати </text:span><text:span text:style-name="T8">15</text:span><text:span text:style-name="T7"> нулів та </text:span><text:span text:style-name="T8">12</text:span><text:span text:style-name="T7"> одиниць так, щоб жодні дві одиниці не стояли поруч?</text:span></text:p>
          <text:p text:style-name="P11"/>
        </text:list-item>
        <text:list-item>
          <text:p text:style-name="P32"><text:span text:style-name="T7">Нехай множина А </text:span><text:span text:style-name="T21">мі</text:span><text:span text:style-name="T7">стить </text:span><text:span text:style-name="T21">n</text:span><text:span text:style-name="T7"> елеме</text:span><text:span text:style-name="T21">н</text:span><text:span text:style-name="T7">т</text:span><text:span text:style-name="T21">і</text:span><text:span text:style-name="T7">в, а множина В — </text:span><text:span text:style-name="T21">m</text:span><text:span text:style-name="T7"> елемент</text:span><text:span text:style-name="T21">ів</text:span><text:span text:style-name="T7">. Визначити </text:span><text:span text:style-name="T21">кі</text:span><text:span text:style-name="T7">ль</text:span><text:span text:style-name="T21">кі</text:span><text:span text:style-name="T7">сть сюр’</text:span><text:span text:style-name="T21">є</text:span><text:span text:style-name="T7">ктивних в</text:span><text:span text:style-name="T21">ід</text:span><text:span text:style-name="T7">пов</text:span><text:span text:style-name="T21">ід</text:span><text:span text:style-name="T7">ностей </text:span><text:span text:style-name="T21">мі</text:span><text:span text:style-name="T7">ж множинами А </text:span><text:span text:style-name="T21">і</text:span><text:span text:style-name="T7"> В.</text:span></text:p>
          <text:p text:style-name="P12"/>
        </text:list-item>
        <text:list-item>
          <text:p text:style-name="P33"><text:span text:style-name="T7">На полиці </text:span><text:span text:style-name="T19">1</text:span><text:span text:style-name="T20">7</text:span><text:span text:style-name="T7"> книг. Скільки існує способів обрати </text:span><text:span text:style-name="T20">10</text:span><text:span text:style-name="T7"> книг, щоб ніякі дві книги не брати поруч?</text:span></text:p>
          <text:p text:style-name="P26"/>
        </text:list-item>
        <text:list-item>
          <text:p text:style-name="P4"><text:span text:style-name="T83">За круглим столом короля Артура сидять </text:span><text:span text:style-name="T84">20</text:span><text:span text:style-name="T83"> лицарів. Кожен ворогує зі своїми сусідами. Потрібно обрати </text:span><text:span text:style-name="T89">7</text:span><text:span text:style-name="T83"> лицарів, щоб визволити принцесу. Скільки існує способів обрання лицарів, щоб серед обраних лицарів не було воро</text:span><text:span text:style-name="T85">г</text:span><text:span text:style-name="T83">ів?</text:span></text:p>
          <text:p text:style-name="P6"/>
        </text:list-item>
        <text:list-item>
          <text:p text:style-name="P3"><text:span text:style-name="T85">Ліфт, у якому знаходяться </text:span><text:span text:style-name="T84">30</text:span><text:span text:style-name="T85"> пасажирів, може зупинятись на </text:span><text:span text:style-name="T84">40</text:span><text:span text:style-name="T85"> поверхах. Пасажири виходять групами по </text:span><text:span text:style-name="T32">9</text:span><text:span text:style-name="T85">, </text:span><text:span text:style-name="T84">10</text:span><text:span text:style-name="T85"> і </text:span><text:span text:style-name="T33">1</text:span><text:span text:style-name="T32">1</text:span><text:span text:style-name="T85"> чоловік. Скількома способами це може відбуватись?</text:span></text:p>
          <text:p text:style-name="P7"/>
        </text:list-item>
        <text:list-item>
          <text:p text:style-name="P4"><text:span text:style-name="T86">Скількома способами можна розставити </text:span><text:span text:style-name="T87">1</text:span><text:span text:style-name="T84">2</text:span><text:span text:style-name="T86"> томів зібрання творів І.Я. Франко так, щоб </text:span><text:span text:style-name="T88">третій</text:span><text:span text:style-name="T86"> </text:span><text:span text:style-name="T84">і четвертий </text:span><text:span text:style-name="T86">томи не стояли поруч?</text:span></text:p>
          <text:p text:style-name="P29"/>
        </text:list-item>
        <text:list-item>
          <text:p text:style-name="P51"><text:span text:style-name="T66">Знайти </text:span><text:span text:style-name="T67">n</text:span><text:span text:style-name="T66">, коли в</text:span><text:span text:style-name="T68">і</text:span><text:span text:style-name="T66">домо, що у розклад</text:span><text:span text:style-name="T67">і</text:span><text:span text:style-name="T66"> (1 + х)</text:span><text:span text:style-name="T69">n</text:span><text:span text:style-name="T66"> коеф</text:span><text:span text:style-name="T67">іціє</text:span><text:span text:style-name="T66">нти при х</text:span><text:span text:style-name="T69">5</text:span><text:span text:style-name="T66"> та х</text:span><text:span text:style-name="T70">12</text:span><text:span text:style-name="T66"> однаков</text:span><text:span text:style-name="T67">і</text:span><text:span text:style-name="T66">.</text:span></text:p>
          <text:p text:style-name="P13"/>
        </text:list-item>
        <text:list-item>
          <text:p text:style-name="P34"><text:span text:style-name="T7">В колоді </text:span><text:span text:style-name="T10">40</text:span><text:span text:style-name="T7"> карт - 4 кольори з номерами від 1 до </text:span><text:span text:style-name="T10">10</text:span><text:span text:style-name="T7">. Скільки існує способів витягнути </text:span><text:span text:style-name="T10">3</text:span><text:span text:style-name="T7"> карт</text:span><text:span text:style-name="T9">и</text:span><text:span text:style-name="T7"> так, щоб це було </text:span><text:span text:style-name="T9">3</text:span><text:span text:style-name="T7"> послідовно занумерованих карт</text:span><text:span text:style-name="T9">и</text:span><text:span text:style-name="T7">?</text:span></text:p>
          <text:p text:style-name="P14"/>
        </text:list-item>
        <text:list-item>
          <text:p text:style-name="P34"><text:span text:style-name="T7">Нехай множина М </text:span><text:span text:style-name="T22">мі</text:span><text:span text:style-name="T7">стить </text:span><text:span text:style-name="T22">n</text:span><text:span text:style-name="T7"> елемент</text:span><text:span text:style-name="T22">і</text:span><text:span text:style-name="T7">в. Визначити кількість: </text:span></text:p>
          <text:p text:style-name="P34"><text:span text:style-name="T23">а) </text:span><text:span text:style-name="T7">рефлексивних в</text:span><text:span text:style-name="T22">ід</text:span><text:span text:style-name="T7">ношень на множині М; </text:span></text:p>
          <text:p text:style-name="P34"><text:soft-page-break/><text:span text:style-name="T35">б)</text:span><text:span text:style-name="T7"> рефлексивних </text:span><text:span text:style-name="T24">і</text:span><text:span text:style-name="T7"> несиметричних в</text:span><text:span text:style-name="T22">ід</text:span><text:span text:style-name="T7">ношень на множині М.</text:span></text:p>
          <text:p text:style-name="P15"/>
        </text:list-item>
        <text:list-item>
          <text:p text:style-name="P35"><text:span text:style-name="T7">Прапор складається з 1</text:span><text:span text:style-name="T12">7</text:span><text:span text:style-name="T7"> горизонтальних смуг </text:span><text:span text:style-name="T12">9</text:span><text:span text:style-name="T11"> різних</text:span><text:span text:style-name="T7"> кольорів, причому довільні дві сусідні смуги повинні мати різні кольори. Скільк</text:span><text:span text:style-name="T11">и</text:span><text:span text:style-name="T7"> </text:span><text:span text:style-name="T11">існує різних прапорів з такими властивостями</text:span><text:span text:style-name="T7">?</text:span></text:p>
          <text:p text:style-name="P16"/>
        </text:list-item>
        <text:list-item>
          <text:p text:style-name="P36"><text:span text:style-name="T7">Необхідно скласти </text:span><text:span text:style-name="T14">10</text:span><text:span text:style-name="T7"> іспит</text:span><text:span text:style-name="T13">ів</text:span><text:span text:style-name="T7"> на протязі </text:span><text:span text:style-name="T13">1</text:span><text:span text:style-name="T14">3</text:span><text:span text:style-name="T7"> днів. Скількома способами це можна зробити?</text:span></text:p>
          <text:p text:style-name="P17"/>
        </text:list-item>
        <text:list-item>
          <text:p text:style-name="P36"><text:span text:style-name="T7">В скрині кулі </text:span><text:span text:style-name="T18">9</text:span><text:span text:style-name="T7">-х кольорів. Яку найменшу кількість куль треба узяти, щоб серед них </text:span><text:span text:style-name="T16">(обов’язково) </text:span><text:span text:style-name="T7">було </text:span><text:span text:style-name="T18">15</text:span><text:span text:style-name="T7"> куль одного кольору?</text:span></text:p>
          <text:p text:style-name="P27"/>
        </text:list-item>
        <text:list-item>
          <text:p text:style-name="P37"><text:span text:style-name="T7">В скрині </text:span><text:span text:style-name="T18">16</text:span><text:span text:style-name="T7"> чорних, </text:span><text:span text:style-name="T18">2</text:span><text:span text:style-name="T15">7</text:span><text:span text:style-name="T7"> білих, 1</text:span><text:span text:style-name="T18">1</text:span><text:span text:style-name="T7"> червоних, 1</text:span><text:span text:style-name="T18">3</text:span><text:span text:style-name="T7"> зелених куль. Яку найменшу кількість куль треба узяти, щоб серед них </text:span><text:span text:style-name="T16">(обов’язково) </text:span><text:span text:style-name="T7">було </text:span><text:span text:style-name="T17">1</text:span><text:span text:style-name="T18">5</text:span><text:span text:style-name="T7"> куль одного кольору?</text:span></text:p>
          <text:p text:style-name="P18"/>
        </text:list-item>
        <text:list-item>
          <text:p text:style-name="P37"><text:span text:style-name="T7">Скільки існує різних способів роздати </text:span><text:span text:style-name="T25">g</text:span><text:span text:style-name="T7">1 троянд, </text:span><text:span text:style-name="T25">g</text:span><text:span text:style-name="T7">2 гвоздик, </text:span><text:span text:style-name="T25">g</text:span><text:span text:style-name="T7">3 волошок </text:span><text:span text:style-name="T25">k</text:span><text:span text:style-name="T7"> дівчатам?</text:span></text:p>
          <text:p text:style-name="P18"/>
        </text:list-item>
        <text:list-item>
          <text:p text:style-name="P38"><text:span text:style-name="T7">Компанiя, </text:span><text:span text:style-name="T26">що</text:span><text:span text:style-name="T7"> складається з 10 подружнiх пар, розбивається на 5 груп по 4 людини для прогулянки на човнах. </text:span><text:span text:style-name="T27">У</text:span><text:span text:style-name="T7"> скiлькох випадках кож</text:span><text:span text:style-name="T26">е</text:span><text:span text:style-name="T7">н чоловiк опиниться в одному човнi зі своєю дружиною?</text:span></text:p>
          <text:p text:style-name="P19"/>
        </text:list-item>
        <text:list-item>
          <text:p text:style-name="P20">Довести, що довжина періоду дробі n/m не перевищує m-1.</text:p>
          <text:p text:style-name="P20"/>
        </text:list-item>
        <text:list-item>
          <text:p text:style-name="P39"><text:span text:style-name="T7">Довести, що </text:span><text:span text:style-name="T28">C</text:span><text:span text:style-name="T2">n+1</text:span><text:span text:style-name="T5">k </text:span><text:span text:style-name="T28">= C</text:span><text:span text:style-name="T2">n</text:span><text:span text:style-name="T5">k</text:span><text:span text:style-name="T28"> + <text:s/>C</text:span><text:span text:style-name="T2">n</text:span><text:span text:style-name="T5">k-1</text:span><text:span text:style-name="T28">.</text:span></text:p>
          <text:p text:style-name="P42"/>
        </text:list-item>
        <text:list-item>
          <text:p text:style-name="P39"><text:span text:style-name="T71">Довести, що </text:span><text:span text:style-name="T74">C</text:span><text:span text:style-name="T76">n</text:span><text:span text:style-name="T77">1</text:span><text:span text:style-name="T74"> + C</text:span><text:span text:style-name="T76">n</text:span><text:span text:style-name="T77">3</text:span><text:span text:style-name="T74"> + C</text:span><text:span text:style-name="T76">n</text:span><text:span text:style-name="T77">5</text:span><text:span text:style-name="T74"> + ... + C</text:span><text:span text:style-name="T76">n</text:span><text:span text:style-name="T77">k</text:span><text:span text:style-name="T74"> </text:span><text:span text:style-name="T72">= </text:span><text:span text:style-name="T73">2</text:span><text:span text:style-name="T78">n-1</text:span><text:span text:style-name="T74">, де </text:span><text:span text:style-name="T72">k=</text:span><text:span text:style-name="T75">2[</text:span><text:span text:style-name="T74">(</text:span><text:span text:style-name="T72">n-</text:span><text:span text:style-name="T74">1)</text:span><text:span text:style-name="T72">/</text:span><text:span text:style-name="T75">2] </text:span><text:span text:style-name="T74">+ 1.</text:span></text:p>
          <text:p text:style-name="P21"/>
        </text:list-item>
        <text:list-item>
          <text:p text:style-name="P22">Знайти суму 4-значних чисел, які можна отримати перестановкою цифр 1, 2, 3, 4.</text:p>
          <text:p text:style-name="P22"/>
        </text:list-item>
        <text:list-item>
          <text:p text:style-name="P22">60% студентів читають журнал “Лель”, 50% - журнал “Дзвін”, 50% - журнал “Компаньйон”, 30% - журнали “Лель” та “Дзвін”, 20% - журнали “Дзвін” та “Компаньйон”, 40% - журнали “Лель” та “Компаньйон”, 10% - журнали “Лель”, “Дзвін” та “Компаньйон”.</text:p>
          <text:p text:style-name="P8"><text:span text:style-name="T37">б) </text:span><text:span text:style-name="T38">Скільки студентів читає тільки “Компаньйон”?</text:span></text:p>
          <text:p text:style-name="P8"><text:span text:style-name="T37">в) </text:span><text:span text:style-name="T38">Скільки студентів читає рівно 2 журнал</text:span><text:span text:style-name="T39">и</text:span><text:span text:style-name="T38">?</text:span><text:span text:style-name="T36"> </text:span></text:p>
          <text:p text:style-name="P8"><text:span text:style-name="T37">а) </text:span><text:span text:style-name="T36">Скільки студентів не читає жодного журналу?</text:span></text:p>
          <text:p text:style-name="P24"/>
        </text:list-item>
        <text:list-item>
          <text:p text:style-name="P28">В групі 13 студентів, причому кожний володіє хоча б однією мовою програмування. 10 знають Паскаль, 7 - Фортран, 6 - Бейсик. 5 знають і Паскаль і Фортран, 4 - Паскаль і Бейсик, 3 - Фортран і Бейсик.</text:p>
          <text:p text:style-name="P8"><text:span text:style-name="T37">а) </text:span><text:span text:style-name="T36">Скільки студентів знає всі 3 мови?</text:span></text:p>
          <text:p text:style-name="P40"><text:span text:style-name="T29">б) </text:span><text:span text:style-name="T7">Скільки студентів знає не менше 2 </text:span><text:span text:style-name="T30">мо</text:span><text:span text:style-name="T7">в?</text:span></text:p>
          <text:p text:style-name="P23"/>
        </text:list-item>
        <text:list-item>
          <text:p text:style-name="P23">Знайти розв’язок рекурентного співвідношення: </text:p>
          <text:p text:style-name="P41"><text:span text:style-name="T41">a</text:span><text:span text:style-name="T47">n</text:span><text:span text:style-name="T49">+2 </text:span><text:span text:style-name="T40">= 6·</text:span><text:span text:style-name="T41">a</text:span><text:span text:style-name="T47">n</text:span><text:span text:style-name="T49">+1 </text:span><text:span text:style-name="T40">– 5·</text:span><text:span text:style-name="T41">a</text:span><text:span text:style-name="T47">n </text:span><text:span text:style-name="T40">+ 8, </text:span><text:span text:style-name="T41">a</text:span><text:span text:style-name="T49">0 </text:span><text:span text:style-name="T40">= –4, </text:span><text:span text:style-name="T41">a</text:span><text:span text:style-name="T49">1 </text:span><text:span text:style-name="T40">= –34.</text:span></text:p>
          <text:p text:style-name="P30"/>
        </text:list-item>
        <text:list-item>
          <text:p text:style-name="P25">Методом твірних функцій знайти розв’язок рекурентного співвідношення: </text:p>
          <text:p text:style-name="P41"><text:span text:style-name="T42">a</text:span><text:span text:style-name="T50">n</text:span><text:span text:style-name="T48"> </text:span><text:span text:style-name="T42">= </text:span><text:span text:style-name="T44">6</text:span><text:span text:style-name="T42">·a</text:span><text:span text:style-name="T50">n-1</text:span><text:span text:style-name="T48"> </text:span><text:span text:style-name="T42">– </text:span><text:span text:style-name="T44">9</text:span><text:span text:style-name="T45">·</text:span><text:span text:style-name="T42">a</text:span><text:span text:style-name="T50">n-</text:span><text:span text:style-name="T51">2</text:span><text:span text:style-name="T45"> </text:span><text:span text:style-name="T44">+2</text:span><text:span text:style-name="T6">n</text:span><text:span text:style-name="T44">,</text:span><text:span text:style-name="T42"> </text:span><text:span text:style-name="T34">при</text:span><text:span text:style-name="T43"> </text:span><text:span text:style-name="T45">n</text:span><text:span text:style-name="T43">&gt;</text:span><text:span text:style-name="T46">1, </text:span><text:span text:style-name="T42">a</text:span><text:span text:style-name="T50">0</text:span><text:span text:style-name="T48"> </text:span><text:span text:style-name="T42">= </text:span><text:span text:style-name="T44">1</text:span><text:span text:style-name="T45">,</text:span><text:span text:style-name="T42"> a</text:span><text:span text:style-name="T50">1</text:span><text:span text:style-name="T48"> </text:span><text:span text:style-name="T42">= </text:span><text:span text:style-name="T44">8</text:span><text:span text:style-name="T42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uk" fo:country="UA" style:font-name-asian="Calibri" style:font-family-asian="Calibri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Character_5f_20_5f_style" style:display-name="Character_20_style" style:family="text"/>
    <style:style style:name="ListLabel_20_298" style:display-name="ListLabel 298" style:family="text">
      <style:text-properties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99" style:display-name="ListLabel 299" style:family="text">
      <style:text-properties fo:font-size="14pt" fo:letter-spacing="normal" fo:language="uk" fo:country="UA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300" style:display-name="ListLabel 300" style:family="text">
      <style:text-properties fo:language="uk" fo:country="UA" style:language-asian="en" style:country-asian="US" style:language-complex="ar" style:country-complex="SA"/>
    </style:style>
    <style:style style:name="ListLabel_20_301" style:display-name="ListLabel 301" style:family="text">
      <style:text-properties fo:language="uk" fo:country="UA" style:language-asian="en" style:country-asian="US" style:language-complex="ar" style:country-complex="SA"/>
    </style:style>
    <style:style style:name="ListLabel_20_302" style:display-name="ListLabel 302" style:family="text">
      <style:text-properties fo:language="uk" fo:country="UA" style:language-asian="en" style:country-asian="US" style:language-complex="ar" style:country-complex="SA"/>
    </style:style>
    <style:style style:name="ListLabel_20_303" style:display-name="ListLabel 303" style:family="text">
      <style:text-properties fo:language="uk" fo:country="UA" style:language-asian="en" style:country-asian="US" style:language-complex="ar" style:country-complex="SA"/>
    </style:style>
    <style:style style:name="ListLabel_20_304" style:display-name="ListLabel 304" style:family="text">
      <style:text-properties fo:language="uk" fo:country="UA" style:language-asian="en" style:country-asian="US" style:language-complex="ar" style:country-complex="SA"/>
    </style:style>
    <style:style style:name="ListLabel_20_305" style:display-name="ListLabel 305" style:family="text">
      <style:text-properties fo:language="uk" fo:country="UA" style:language-asian="en" style:country-asian="US" style:language-complex="ar" style:country-complex="SA"/>
    </style:style>
    <style:style style:name="ListLabel_20_306" style:display-name="ListLabel 306" style:family="text">
      <style:text-properties fo:language="uk" fo:country="UA" style:language-asian="en" style:country-asian="US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1953in" fo:margin-left="0.6681in"/>
        </style:list-level-properties>
      </text:list-level-style-number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fo:text-indent="-0.2583in" fo:margin-left="0.4736in"/>
        </style:list-level-properties>
      </text:list-level-style-number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1.4283in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2.1909in"/>
        </style:list-level-properties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2.9535in"/>
        </style:list-level-properties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3.7161in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4.478in"/>
        </style:list-level-properties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5.2402in"/>
        </style:list-level-properties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fo:text-indent="-0.2583in" fo:margin-left="6.00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98" style:num-format="1">
        <style:list-level-properties text:list-level-position-and-space-mode="label-alignment">
          <style:list-level-label-alignment text:label-followed-by="listtab" fo:text-indent="-0.2134in" fo:margin-left="0.4736in"/>
        </style:list-level-properties>
      </text:list-level-style-number>
      <text:list-level-style-number text:level="2" text:style-name="ListLabel_20_299" style:num-format="1" text:display-levels="2">
        <style:list-level-properties text:list-level-position-and-space-mode="label-alignment">
          <style:list-level-label-alignment text:label-followed-by="listtab" fo:text-indent="-0.2071in" fo:margin-left="0.4736in"/>
        </style:list-level-properties>
      </text:list-level-style-number>
      <text:list-level-style-bullet text:level="3" text:style-name="ListLabel_20_300" text:bullet-char="•">
        <style:list-level-properties text:list-level-position-and-space-mode="label-alignment">
          <style:list-level-label-alignment text:label-followed-by="listtab" fo:text-indent="-0.2071in" fo:margin-left="1.8835in"/>
        </style:list-level-properties>
      </text:list-level-style-bullet>
      <text:list-level-style-bullet text:level="4" text:style-name="ListLabel_20_301" text:bullet-char="•">
        <style:list-level-properties text:list-level-position-and-space-mode="label-alignment">
          <style:list-level-label-alignment text:label-followed-by="listtab" fo:text-indent="-0.2071in" fo:margin-left="2.589in"/>
        </style:list-level-properties>
      </text:list-level-style-bullet>
      <text:list-level-style-bullet text:level="5" text:style-name="ListLabel_20_302" text:bullet-char="•">
        <style:list-level-properties text:list-level-position-and-space-mode="label-alignment">
          <style:list-level-label-alignment text:label-followed-by="listtab" fo:text-indent="-0.2071in" fo:margin-left="3.2945in"/>
        </style:list-level-properties>
      </text:list-level-style-bullet>
      <text:list-level-style-bullet text:level="6" text:style-name="ListLabel_20_303" text:bullet-char="•">
        <style:list-level-properties text:list-level-position-and-space-mode="label-alignment">
          <style:list-level-label-alignment text:label-followed-by="listtab" fo:text-indent="-0.2071in" fo:margin-left="4in"/>
        </style:list-level-properties>
      </text:list-level-style-bullet>
      <text:list-level-style-bullet text:level="7" text:style-name="ListLabel_20_304" text:bullet-char="•">
        <style:list-level-properties text:list-level-position-and-space-mode="label-alignment">
          <style:list-level-label-alignment text:label-followed-by="listtab" fo:text-indent="-0.2071in" fo:margin-left="4.7055in"/>
        </style:list-level-properties>
      </text:list-level-style-bullet>
      <text:list-level-style-bullet text:level="8" text:style-name="ListLabel_20_305" text:bullet-char="•">
        <style:list-level-properties text:list-level-position-and-space-mode="label-alignment">
          <style:list-level-label-alignment text:label-followed-by="listtab" fo:text-indent="-0.2071in" fo:margin-left="5.411in"/>
        </style:list-level-properties>
      </text:list-level-style-bullet>
      <text:list-level-style-bullet text:level="9" text:style-name="ListLabel_20_306" text:bullet-char="•">
        <style:list-level-properties text:list-level-position-and-space-mode="label-alignment">
          <style:list-level-label-alignment text:label-followed-by="listtab" fo:text-indent="-0.2071in" fo:margin-left="6.11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2-13T00:47:06.415111083</dc:date>
    <meta:editing-cycles>47</meta:editing-cycles>
    <meta:editing-duration>PT15H45M</meta:editing-duration>
    <meta:generator>LibreOffice/6.4.6.2$Linux_X86_64 LibreOffice_project/40$Build-2</meta:generator>
    <meta:document-statistic meta:table-count="0" meta:image-count="0" meta:object-count="0" meta:page-count="2" meta:paragraph-count="42" meta:word-count="728" meta:character-count="4193" meta:non-whitespace-character-count="3523"/>
  </office:meta>
</office:document-meta>
</file>